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Standard">
      <style:paragraph-properties fo:text-align="end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end" style:justify-single-word="fals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fo:margin-left="10.16cm" fo:margin-right="0cm" fo:text-align="end" style:justify-single-word="false" fo:text-indent="0cm" style:auto-text-indent="false"/>
      <style:text-properties fo:font-size="14pt" style:font-size-asian="14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end" style:justify-single-word="false" fo:break-before="page"/>
      <style:text-properties fo:font-size="14pt" style:font-size-asian="14pt" style:font-size-complex="14pt"/>
    </style:style>
    <style:style style:name="P13" style:family="paragraph" style:parent-style-name="Text_20_body_20_indent">
      <style:paragraph-properties fo:margin-left="10.753cm" fo:margin-right="0cm" fo:text-indent="0cm" style:auto-text-indent="false"/>
      <style:text-properties fo:language="ru" fo:country="RU" fo:font-weight="bold" style:font-weight-asian="bold"/>
    </style:style>
    <style:style style:name="P14" style:family="paragraph" style:parent-style-name="Text_20_body_20_indent">
      <style:paragraph-properties fo:margin-left="10.753cm" fo:margin-right="0cm" fo:text-align="start" style:justify-single-word="false" fo:text-indent="0cm" style:auto-text-indent="false"/>
      <style:text-properties fo:language="ru" fo:country="RU"/>
    </style:style>
    <style:style style:name="P15" style:family="paragraph" style:parent-style-name="Text_20_body_20_indent">
      <style:paragraph-properties fo:margin-left="10.753cm" fo:margin-right="0cm" fo:text-align="start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Text_20_body_20_indent" style:master-page-name="Standard">
      <style:paragraph-properties fo:margin-left="10.753cm" fo:margin-right="0cm" fo:text-indent="0cm" style:auto-text-indent="false" style:page-number="auto"/>
      <style:text-properties fo:language="ru" fo:country="RU" fo:font-weight="bold" style:font-weight-asian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size-complex="14pt"/>
    </style:style>
    <style:style style:name="T5" style:family="text">
      <style:text-properties fo:language="ru" fo:country="RU" style:font-size-complex="14pt"/>
    </style:style>
    <style:style style:name="T6" style:family="text">
      <style:text-properties fo:language="ru" fo:country="RU" style:font-size-complex="14pt" style:language-complex="fa" style:country-complex="IR" style:font-weight-complex="bold"/>
    </style:style>
    <style:style style:name="T7" style:family="text">
      <style:text-properties fo:color="#000000" fo:letter-spacing="-0.005cm" style:font-size-complex="14pt"/>
    </style:style>
    <style:style style:name="T8" style:family="text">
      <style:text-properties fo:color="#000000" fo:letter-spacing="0.014cm" fo:language="ru" fo:country="RU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3"/>
      <text:p text:style-name="P2"/>
      <text:p text:style-name="P3"/>
      <text:p text:style-name="P3"/>
      <text:p text:style-name="P3"/>
      <text:p text:style-name="P3">Российская Государственная библиотека (РГБ)</text:p>
      <text:p text:style-name="P15"/>
      <text:p text:style-name="P14"/>
      <text:p text:style-name="P9"/>
      <text:p text:style-name="P1"><text:span text:style-name="T4"><text:tab/>Диссертационный совет </text:span><text:span text:style-name="T5">ПДС 0200.005 </text:span><text:span text:style-name="T4">направляет Вам </text:span><text:span text:style-name="T5">диссертацию </text:span><text:span text:style-name="T6">Джосефа Дарила Джеймса,</text:span><text:span text:style-name="T4"> успешно защитивше</text:span><text:span text:style-name="T5">го</text:span><text:span text:style-name="T4"> диссертацию</text:span><text:span text:style-name="T5"> «Теоремы вложения и теоремы о следах для пространств Никольского-Бесова-Морри</text:span><text:span text:style-name="T4">» по специальности <text:s/>на соискание ученой </text:span><text:span text:style-name="T7">степени </text:span><text:span text:style-name="T8">кандидата физико-математических </text:span><text:span text:style-name="T4">наук</text:span><text:span text:style-name="T5">.</text:span><text:span text:style-name="T4"> </text:span></text:p>
      <text:p text:style-name="P10"><text:span text:style-name="T1">Защита диссертации состоялась 24.06.2025.</text:span></text:p>
      <text:p text:style-name="P5"/>
      <text:p text:style-name="P4"/>
      <text:p text:style-name="P4"/>
      <text:p text:style-name="P4"/>
      <text:p text:style-name="P4">Ученый секретарь </text:p>
      <text:p text:style-name="Standard"><text:span text:style-name="T2">диссертационного совета ПДС 0200.005 <text:s text:c="41"/></text:span><text:span text:style-name="T3">Савин А.Ю.</text:span></text:p>
      <text:p text:style-name="P4"/>
      <text:p text:style-name="P8"/>
      <text:p text:style-name="P8"/>
      <text:p text:style-name="P6"/>
      <text:p text:style-name="P6"/>
      <text:p text:style-name="P6"/>
      <text:p text:style-name="P12"/>
      <text:p text:style-name="P6"/>
      <text:p text:style-name="P7"><text:span text:style-name="T2">Обращаем Ваше внимание, что диссертацию можно отправить по почте по адресу: 119019, г. Москва, ул. Воздвиженка, д. 3/5</text:span></text:p>
      <text:p text:style-name="P6">Отдел диссертаций</text:p>
      <text:p text:style-name="P6"/>
      <text:p text:style-name="P11">В посылку вкладываете диссертацию и оригинал сопроводительного письма подписанный, с печатью. На копии письма ставите печать почты с датой отправк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4pt" fo:language="none" fo:country="none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8.001cm" fo:margin-right="0cm" fo:text-align="end" style:justify-single-word="false" fo:text-indent="0cm" style:auto-text-indent="false"/>
      <style:text-properties fo:font-size="14pt" fo:language="none" fo:country="none" style:font-size-asian="14pt"/>
    </style:style>
    <style:style style:name="_20_Знак_20_Знак_20_Знак_20_Знак" style:display-name=" Знак Знак Знак Знак" style:family="paragraph" style:parent-style-name="Standard"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7.251cm" fo:margin-bottom="2cm" fo:margin-left="3cm" fo:margin-right="1.499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ГБУ « РОССИЙСКАЯ</dc:title>
    <dc:subject/>
    <meta:keyword/>
    <meta:initial-creator>l.drobysheva</meta:initial-creator>
    <meta:creation-date>2019-02-13T14:04:00</meta:creation-date>
    <dc:creator>Anton Savin</dc:creator>
    <dc:date>2025-06-27T09:45:00</dc:date>
    <meta:print-date>2025-06-27T09:44:00</meta:print-date>
    <meta:editing-cycles>14</meta:editing-cycles>
    <meta:editing-duration>PT39M</meta:editing-duration>
    <meta:document-statistic meta:table-count="0" meta:image-count="0" meta:object-count="0" meta:page-count="2" meta:paragraph-count="8" meta:word-count="87" meta:character-count="754" meta:non-whitespace-character-count="630"/>
    <meta:generator>LibreOffice/6.0.7.3$Linux_X86_64 LibreOffice_project/dc89aa7a9eabfd848af146d5086077aeed2ae4a5</meta:generator>
  </office:meta>
</office:document-meta>
</file>